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justify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margin-left="0.212cm" fo:margin-right="0.212cm" fo:margin-top="0cm" fo:margin-bottom="0.21cm" fo:text-align="center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3" style:family="paragraph" style:parent-style-name="Text_20_body">
      <style:paragraph-properties fo:margin-left="0.21cm" fo:margin-right="0.21cm" fo:margin-top="0cm" fo:margin-bottom="0.21cm" fo:text-align="justify" style:justify-single-word="false" fo:text-indent="1.499cm" style:auto-text-indent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4" style:family="paragraph" style:parent-style-name="Text_20_body">
      <style:paragraph-properties fo:margin-left="0.21cm" fo:margin-right="0.21cm" fo:margin-top="0cm" fo:margin-bottom="0.21cm" fo:text-align="center" style:justify-single-word="false" fo:text-indent="1.499cm" style:auto-text-indent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background-color="#ffff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32.png" xlink:type="simple" xlink:show="embed" xlink:actuate="onLoad"/></draw:frame></text:p>
          </table:table-cell>
          <table:table-cell table:style-name="Table1.B1" office:value-type="string">
            <text:h text:style-name="P6" text:outline-level="1">Клиент <text:span text:style-name="T1">UD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3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<text:span text:style-name="T6">передачу в сеть, </text:span>по протоколу <text:span text:style-name="T1">UDP</text:span><text:span text:style-name="T6">,</text:span><text:span text:style-name="T1"> </text:span><text:span text:style-name="T6">вектора, подаваемого на вход блока.</text:span></text:p>
            <text:p text:style-name="P12">Входы блока:</text:p>
            <text:p text:style-name="P11">OutPort1 –<text:span text:style-name="T1"> </text:span><text:span text:style-name="T7">На вход подается сформированный вектор значений для передачи по протоколу </text:span><text:span text:style-name="T4">UDP. </text:span><text:span text:style-name="T7">Для упаковки сигналов в вектор можно использовать блок «Мультиплексор».</text:span></text:p>
            <text:p text:style-name="P10"><text:span text:style-name="T5">Свойства блока</text:span>:</text:p>
            <text:p text:style-name="P10"><text:span text:style-name="T9">Типы данных</text:span> –<text:span text:style-name="T1"> </text:span><text:span text:style-name="T6">список типов данных, передаваемых в сеть</text:span>. При этом элементы разных типов данных в векторе входных сигналов, должны располагаться в порядке, который указан в данном свойстве.</text:p>
            <text:p text:style-name="P10"><text:span text:style-name="T9">Размерности данных соответствующие типам</text:span> – массив, определяющий тип данных для элементов передаваемого вектора. Количество элементов массива равно количеству типов данных, указанных в свойстве «Типы данных». Значение каждого элемента массива равно количеству элементов входного вектора, относящихся к данному типу. Таким образом, сумма всех элементов массива должно быть равна числу элементов в передаваемом векторе.</text:p>
            <text:p text:style-name="P10"><text:span text:style-name="T9">Адрес сервера</text:span> – <text:span text:style-name="T1">IP </text:span><text:span text:style-name="T6">адрес сервера, получающего формируемый вектор</text:span>.</text:p>
            <text:p text:style-name="P10"><text:span text:style-name="T9">Порт </text:span><text:span text:style-name="T3">IP</text:span><text:span text:style-name="T2"> </text:span><text:span text:style-name="T1">– </text:span><text:span text:style-name="T6">порт сервера, через который будет осуществляться прием данных</text:span>. Для успешной передачи данных, должен быть указан тот порт, на который настроен сервер, которому адресуется посылка.</text:p>
            <text:p text:style-name="P10"><text:span text:style-name="T9">Тип протокола</text:span> – выбор протокола передачи данных. «Простой» – подразумевает формирование пакета, содержащего заголовок и передаваемые данные с преобразованием их типов, согласно свойствам «Типы данных» и «Размерности данных соответствующие типам». «Миль» – специфичный протокол, используемый на МВЗ им. Миля. Для успешного обмена данными, приемник и передатчик должны использовать один и тот же протокол.</text:p>
            <text:p text:style-name="P10"><text:span text:style-name="T9">Имя фильтра пакета для протокола Миль</text:span> – свойство используется только для протокола «Миль».</text:p>
            <text:p text:style-name="P10"><text:span text:style-name="T9">Название пакета в заголовке протокола Миль </text:span>– свойство используется только для протокола «Миль».</text:p>
            <text:p text:style-name="P7"/>
            <text:p text:style-name="P13">Пример использования блока:</text:p>
            <text:p text:style-name="P14"><text:soft-page-break/><draw:frame draw:style-name="fr3" draw:name="Графический объект3" text:anchor-type="as-char" svg:width="11.299cm" svg:height="5.87cm" draw:z-index="2"><draw:image xlink:href="../images/0132_1.png" xlink:type="simple" xlink:show="embed" xlink:actuate="onLoad"/></draw:frame></text:p>
            <text:p text:style-name="P7">В данном примере происходит обмен данными между сервером и клиентом <text:span text:style-name="T1">UDP </text:span>внутри локального хоста. На входе клиента с помощью мультиплексора формируется вектор данных для передачи, состоящий из синусоидального сигнала и из бинарных значений двух источников типа Меандр. При этом настройки блока клиента представлены ниже:</text:p>
            <text:p text:style-name="P8"><draw:frame draw:style-name="fr3" draw:name="Графический объект4" text:anchor-type="as-char" svg:width="12.441cm" svg:height="7.43cm" draw:z-index="3"><draw:image xlink:href="../images/0132_2.png" xlink:type="simple" xlink:show="embed" xlink:actuate="onLoad"/></draw:frame></text:p>
            <text:p text:style-name="P9"><text:span text:style-name="T10">В качестве типов передаваемых данных установлены </text:span><text:span text:style-name="T11">Double </text:span><text:span text:style-name="T10">и </text:span><text:span text:style-name="T11">Byte</text:span><text:span text:style-name="T10">. Размерности данных </text:span><text:span text:style-name="T11">[1 2] </text:span><text:span text:style-name="T10">означают, что первый элемент вектора относится к типу </text:span><text:span text:style-name="T11">Double, </text:span><text:span text:style-name="T10">а два следующих — к типу </text:span><text:span text:style-name="T11">Byte. </text:span><text:span text:style-name="T10">В качестве адреса сервера указан </text:span><text:span text:style-name="T11">IP-</text:span><text:span text:style-name="T10">адрес, соответствующий внутренней петле протокола </text:span><text:span text:style-name="T11">TCP/IP</text:span><text:span text:style-name="T10">. То есть получателем будет являться та же самая станция, с которой происходит посылка. Расположенный здесь же на схеме блок </text:span><text:span text:style-name="T11">UDP-</text:span><text:span text:style-name="T10">сервера осуществляет прием данных и выдает их для дальнейшей обработки. При этом графики сигналов на входе клиента и выходе сервера будут отображать одно и то же, что говорит о корректности передачи данных. В общем случае передача может происходить между различными станциями с разными </text:span><text:span text:style-name="T11">IP-</text:span><text:span text:style-name="T10">адресами. При этом необходимо проверить, чтобы указанный в свойствах блока порт сервера был открыт для прием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UDP</dc:title>
    <dc:date>2015-11-10T14:35:07.59</dc:date>
    <meta:generator>OpenOffice/4.1.1$Win32 OpenOffice.org_project/411m6$Build-9775</meta:generator>
    <meta:editing-duration>PT12H44M</meta:editing-duration>
    <meta:editing-cycles>169</meta:editing-cycles>
    <dc:creator>ILYA KUBENSKIY</dc:creator>
    <meta:document-statistic meta:table-count="1" meta:image-count="4" meta:object-count="0" meta:page-count="2" meta:paragraph-count="22" meta:word-count="408" meta:character-count="2913"/>
    <meta:user-defined meta:name="Поле 1"/>
    <meta:user-defined meta:name="Поле 2"/>
    <meta:user-defined meta:name="Поле 3"/>
    <meta:user-defined meta:name="Поле 4"/>
  </office:meta>
</office:document-meta>
</file>